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ion(<text:span text:style-name="T1">code_region</text:span>,nom)</text:p>
      <text:p text:style-name="P1"/>
      <text:p text:style-name="P1">Departement(<text:span text:style-name="T2">code_departement,</text:span><text:span text:style-name="T3">#code_region</text:span>,nom,zone_climatique)</text:p>
      <text:p text:style-name="P1"/>
      <text:p text:style-name="P1">Travaux(<text:span text:style-name="T2">id_travaux</text:span>,cout_total_ht,cout_induit_ht,annee_travaux,type_logment,annee_construction_logment,#code_departement,#code_region)</text:p>
      <text:p text:style-name="P1"/>
      <text:p text:style-name="P1">Isolation(id_travaux,poste,isolant,epaisseur,surface)</text:p>
      <text:p text:style-name="P1"/>
      <text:p text:style-name="P1">Chauffage(id_travaux,energie_avant_travaux,energie_installe,generateur,type_chaudiere)</text:p>
      <text:p text:style-name="P1"/>
      <text:p text:style-name="P1">Photovoltaique(id_travaux,Puissance_installe,type_panneau)</text:p>
      <text:p text:style-name="P1">Commune(<text:span text:style-name="T2">code_commune,</text:span><text:span text:style-name="T2">#code_departement</text:span><text:span text:style-name="T2">,</text:span>nom_commune,statut,altitude_moyenne,population,superfice,code_canton,code_arrondissement)</text:p>
      <text:p text:style-name="P1"/>
      <text:p text:style-name="P1">Mesure(<text:span text:style-name="T2">Date_Mesure,#code_departement</text:span>,code,t_min,t_max,t_moy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2T08:11:46.198769733</meta:creation-date>
    <dc:date>2023-11-29T11:17:29.55</dc:date>
    <meta:editing-duration>PT3H26M51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8" meta:word-count="8" meta:character-count="603"/>
    <dc:creator>Emilie Fernandes</dc:creator>
  </office:meta>
</office:document-meta>
</file>